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25/09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VASQUEZ CHINININ, LISSETTE RUFINA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41358953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LIM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42481425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VASQUEZ CHINININ, LISSETTE RUFINA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41358953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42481425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01/10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TERRESTRE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7 - Gallina BB Roja</text:p>
          </table:table-cell>
          <table:table-cell table:style-name="Tableau1.A2" office:value-type="string">
            <text:p text:style-name="P7">3.5</text:p>
          </table:table-cell>
          <table:table-cell table:style-name="Tableau1.A2" office:value-type="string">
            <text:p text:style-name="P7">200</text:p>
          </table:table-cell>
          <table:table-cell table:style-name="Tableau1.D2" office:value-type="string">
            <text:p text:style-name="P8">70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70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Transferencia bancaria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CONTINENTAL</text:p>
          </table:table-cell>
          <table:table-cell table:style-name="Tabla2.A3" office:value-type="string">
            <text:p text:style-name="P22">24/09/2021</text:p>
          </table:table-cell>
          <table:table-cell table:style-name="Tabla2.A3" office:value-type="string">
            <text:p text:style-name="P22">2161578</text:p>
          </table:table-cell>
          <table:table-cell table:style-name="Tabla2.D3" office:value-type="string">
            <text:p text:style-name="P23">700.00</text:p>
          </table:table-cell>
        </table:table-row>
        <table:table-row>
          <table:table-cell table:style-name="Tabla2.A4" office:value-type="string">
            <text:p text:style-name="P20">CONTINENTAL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CONTINENTAL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CONTINENTAL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09-0738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25T17:01:37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